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78000007B42993EF47B2F3338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mario" style:family="table">
      <style:table-properties style:width="17.59cm" table:align="margins"/>
    </style:style>
    <style:style style:name="Temario.A" style:family="table-column">
      <style:table-column-properties style:column-width="5.288cm" style:rel-column-width="2998*"/>
    </style:style>
    <style:style style:name="Temario.B" style:family="table-column">
      <style:table-column-properties style:column-width="12.301cm" style:rel-column-width="6974*"/>
    </style:style>
    <style:style style:name="Tem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emario.B1" style:family="table-cell">
      <style:table-cell-properties style:vertical-align="middle" fo:padding="0.097cm" fo:border="0.05pt solid #000000"/>
    </style:style>
    <style:style style:name="Tem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em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alibri" fo:font-size="10pt" fo:font-style="italic" officeooo:paragraph-rsid="003efe5c" style:font-size-asian="10pt" style:font-style-asian="italic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a62d9"/>
    </style:style>
    <style:style style:name="P20" style:family="paragraph" style:parent-style-name="Standard">
      <style:paragraph-properties fo:text-align="start" style:justify-single-word="false"/>
      <style:text-properties officeooo:paragraph-rsid="007fd0bd"/>
    </style:style>
    <style:style style:name="P2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italic" fo:font-weight="normal" officeooo:paragraph-rsid="007781a4" style:font-size-asian="9pt" style:font-style-asian="italic" style:font-size-complex="9pt" style:font-style-complex="italic"/>
    </style:style>
    <style:style style:name="P2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style:font-name="Arial" fo:font-size="9pt" fo:font-style="italic" officeooo:paragraph-rsid="007781a4" style:font-size-asian="9pt" style:font-style-asian="italic" style:font-size-complex="9pt" style:font-style-complex="italic"/>
    </style:style>
    <style:style style:name="P2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7956be" officeooo:paragraph-rsid="007956b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692386" officeooo:paragraph-rsid="0069238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7e292b" officeooo:paragraph-rsid="007e292b" style:font-size-asian="11.5p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7fd0bd" officeooo:paragraph-rsid="007fd0bd" style:font-size-asian="11.5pt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2bd0f" officeooo:paragraph-rsid="0082bd0f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2bd0f" officeooo:paragraph-rsid="0082bd0f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490ab" officeooo:paragraph-rsid="008490ab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d6cc0" officeooo:paragraph-rsid="007d6cc0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7e4cd" officeooo:paragraph-rsid="007956be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956be" style:font-size-asian="10pt" style:font-size-complex="10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7781a4" style:font-size-asian="9pt" style:font-size-complex="9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7781a4" style:font-size-asian="9pt" style:font-size-complex="9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39c56a" officeooo:paragraph-rsid="0077e4cd" style:font-size-asian="10pt" style:font-style-asian="italic" style:font-weight-asian="normal" style:font-size-complex="10pt" style:font-style-complex="normal" style:font-weight-complex="normal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-color="#cccccc"/>
      <style:paragraph-properties fo:text-align="center"/>
    </style:style>
    <style:style style:name="T1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style:font-name="Calibri" fo:font-size="9pt" style:font-size-asian="9pt"/>
    </style:style>
    <style:style style:name="T4" style:family="text">
      <style:text-properties fo:color="#000000" style:font-name="Calibri1" fo:font-size="11.5pt" fo:font-weight="bold" officeooo:rsid="007fd0bd" style:font-size-asian="11.5pt" style:font-weight-asian="bold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fo:font-size="9pt" officeooo:rsid="00273293" style:font-size-asian="9pt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officeooo:rsid="002e7d53"/>
    </style:style>
    <style:style style:name="T10" style:family="text">
      <style:text-properties fo:color="#000080" style:font-name="Calibri" fo:font-size="9pt" style:font-size-asian="9pt"/>
    </style:style>
    <style:style style:name="T11" style:family="text">
      <style:text-properties fo:font-variant="normal" fo:text-transform="none" fo:color="#212121" fo:letter-spacing="normal" fo:language="es" fo:country="ES" fo:font-weight="normal"/>
    </style:style>
    <style:style style:name="T12" style:family="text">
      <style:text-properties fo:font-variant="normal" fo:text-transform="none" fo:color="#212121" fo:letter-spacing="normal" fo:language="es" fo:country="ES" fo:font-weight="normal" officeooo:rsid="007988a3"/>
    </style:style>
    <style:style style:name="T13" style:family="text">
      <style:text-properties officeooo:rsid="007b1c27"/>
    </style:style>
    <style:style style:name="T14" style:family="text">
      <style:text-properties officeooo:rsid="007d6cc0"/>
    </style:style>
    <style:style style:name="T15" style:family="text">
      <style:text-properties officeooo:rsid="007e292b"/>
    </style:style>
    <style:style style:name="T16" style:family="text">
      <style:text-properties officeooo:rsid="0082bd0f"/>
    </style:style>
    <style:style style:name="T17" style:family="text">
      <style:text-properties officeooo:rsid="008490ab"/>
    </style:style>
    <style:style style:name="T18" style:family="text">
      <style:text-properties officeooo:rsid="0085c8f7"/>
    </style:style>
    <style:style style:name="T19" style:family="text">
      <style:text-properties officeooo:rsid="00891c3e"/>
    </style:style>
    <style:style style:name="T20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2">¿</text:span><text:span text:style-name="T11">Para quién es este curso?</text:span></text:p>
      <text:p text:style-name="P41">Todas. Tanto personas que nunca han usado este programa, como aquellos que ya tienen alguna experiencia y desean consolidar y ampliar sus conocimientos. El curso se enfoca en los temas más importantes <text:span text:style-name="T15">para </text:span>que todos puedan manejarlo.</text:p>
      <text:p text:style-name="P21"><text:bookmark text:name="tw-target-text"/>¿Qué podré hacer después del curso?</text:p>
      <text:p text:style-name="P40">Después del curso <text:span text:style-name="T13">podrán trabajar el diseño de cuerpos con FreeCAD </text:span></text:p>
      <text:p text:style-name="P18"><text:s/></text:p>
      <table:table table:name="Temario" table:style-name="Temario">
        <table:table-column table:style-name="Temario.A"/>
        <table:table-column table:style-name="Temario.B"/>
        <table:table-row>
          <table:table-cell table:style-name="Temario.A1" office:value-type="string">
            <text:p text:style-name="P23">Temas</text:p>
          </table:table-cell>
          <table:table-cell table:style-name="Temario.B1" office:value-type="string">
            <text:p text:style-name="P24">Descripción</text:p>
          </table:table-cell>
        </table:table-row>
        <table:table-row>
          <table:table-cell table:style-name="Temario.A2" office:value-type="string">
            <text:p text:style-name="P25"/>
            <text:p text:style-name="P29">Ambiente Freecad</text:p>
          </table:table-cell>
          <table:table-cell table:style-name="Temario.B2" office:value-type="string">
            <text:p text:style-name="P38">1.1 Navegación</text:p>
            <text:p text:style-name="P38">1.2 Paneles y barras de herramientas</text:p>
            <text:p text:style-name="P42">1.<text:span text:style-name="T13">3</text:span> Configuraciones y preferencias</text:p>
          </table:table-cell>
        </table:table-row>
        <table:table-row>
          <table:table-cell table:style-name="Temario.A2" office:value-type="string">
            <text:p text:style-name="P34">Sketch</text:p>
          </table:table-cell>
          <table:table-cell table:style-name="Temario.B2" office:value-type="string">
            <text:p text:style-name="P39"><text:span text:style-name="T14">2</text:span>.1 Sketch creando, editando bocetos</text:p>
            <text:p text:style-name="P39"><text:span text:style-name="T14">2</text:span>.2 Geometrías de Sketch</text:p>
            <text:p text:style-name="P39"><text:span text:style-name="T14">2</text:span>.3 Restricciones de Sketch</text:p>
          </table:table-cell>
        </table:table-row>
        <table:table-row>
          <table:table-cell table:style-name="Temario.A2" office:value-type="string">
            <text:p text:style-name="P36">Diseño de parte</text:p>
          </table:table-cell>
          <table:table-cell table:style-name="Temario.B2" office:value-type="string">
            <text:p text:style-name="P37"><text:span text:style-name="T14">3</text:span>.1 Extrusión</text:p>
            <text:p text:style-name="P37"><text:span text:style-name="T14">3</text:span>.2 Revolución</text:p>
            <text:p text:style-name="P37"><text:span text:style-name="T14">3</text:span>.3 Cortes</text:p>
            <text:p text:style-name="P37"><text:span text:style-name="T14">3</text:span>.4 Recubierto</text:p>
          </table:table-cell>
        </table:table-row>
        <table:table-row>
          <table:table-cell table:style-name="Temario.A2" office:value-type="string">
            <text:p text:style-name="P30">Planos</text:p>
          </table:table-cell>
          <table:table-cell table:style-name="Temario.B2" office:value-type="string">
            <text:p text:style-name="P31">4.1 Techdraw </text:p>
            <text:p text:style-name="P32">4.2 Drawing Dimension</text:p>
            <text:p text:style-name="P31">4.2 Edición con Inkscape</text:p>
          </table:table-cell>
        </table:table-row>
        <table:table-row>
          <table:table-cell table:style-name="Temario.A2" office:value-type="string">
            <text:p text:style-name="P33">Impresión 3D</text:p>
          </table:table-cell>
          <table:table-cell table:style-name="Temario.B2" office:value-type="string">
            <text:p text:style-name="P35"><text:span text:style-name="T16">5</text:span>.1 <text:span text:style-name="T14">Generalidades de la impresora 3D</text:span></text:p>
            <text:p text:style-name="P35"><text:span text:style-name="T16">5</text:span>.2 <text:span text:style-name="T14">Puesta en marcha de impresión</text:span></text:p>
          </table:table-cell>
        </table:table-row>
      </table:table>
      <text:p text:style-name="P13"/>
      <text:p text:style-name="P27">Viaticos: $<text:span text:style-name="T16">430</text:span>0 <text:span text:style-name="T19">para </text:span>Gasolina, Casetas y Hospedaje <text:span text:style-name="T16">tres</text:span> noches. El viaje es de <text:span text:style-name="T18">5 h</text:span>oras aprox, por lo que llegaría un día antes del taller y partiría de regreso a la CDMX al día siguiente de <text:span text:style-name="T18">finalizar el </text:span>taller</text:p>
      <text:p text:style-name="P28"/>
      <text:p text:style-name="P20"><text:span text:style-name="T4">Visita <text:s text:c="11"/></text:span><text:a xlink:type="simple" xlink:href="https://www.instagram.com/berserk.design/" text:style-name="Internet_20_link" text:visited-style-name="Visited_20_Internet_20_Link">Instagram - Berserk Design</text:a><text:span text:style-name="T4"> <text:s text:c="9"/></text:span><text:a xlink:type="simple" xlink:href="https://www.youtube.com/channel/UCxlzay2WfCSmvxp1t3_FMcg" text:style-name="Internet_20_link" text:visited-style-name="Visited_20_Internet_20_Link">Youtube Berserk Design</text:a></text:p>
      <text:p text:style-name="P17"/>
      <text:p text:style-name="P17">ATENTAMENTE</text:p>
      <text:p text:style-name="P17"/>
      <text:p text:style-name="P17">ALEJANDRO ALVA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MP11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2" style:family="paragraph" style:parent-style-name="Header">
      <style:text-properties style:font-name="Calibri" officeooo:paragraph-rsid="002a62d9"/>
    </style:style>
    <style:style style:name="MP13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5" style:family="paragraph" style:parent-style-name="Standard">
      <style:paragraph-properties fo:text-align="start" style:justify-single-word="false"/>
      <style:text-properties officeooo:paragraph-rsid="002a62d9"/>
    </style:style>
    <style:style style:name="MP16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7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8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19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MT2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3" style:family="text">
      <style:text-properties fo:color="#000000" fo:font-size="10pt" fo:font-weight="bold" style:font-size-asian="10pt" style:font-weight-asian="bold"/>
    </style:style>
    <style:style style:name="MT4" style:family="text">
      <style:text-properties fo:font-size="9pt" officeooo:rsid="00273293" style:font-size-asian="9pt"/>
    </style:style>
    <style:style style:name="MT5" style:family="text">
      <style:text-properties fo:font-size="9pt" style:font-size-asian="9pt"/>
    </style:style>
    <style:style style:name="MT6" style:family="text">
      <style:text-properties officeooo:rsid="002e7d53"/>
    </style:style>
    <style:style style:name="MT7" style:family="text">
      <style:text-properties fo:color="#000000" style:font-name="Calibri" fo:font-size="9pt" style:font-size-asian="9pt"/>
    </style:style>
    <style:style style:name="MT8" style:family="text">
      <style:text-properties fo:color="#000080" style:font-name="Calibri" fo:font-size="9pt" style:font-size-asian="9pt"/>
    </style:style>
    <style:style style:name="MT9" style:family="text">
      <style:text-properties fo:font-size="9pt" fo:font-weight="normal" style:font-size-asian="9pt" style:font-weight-asian="normal" style:font-weight-complex="normal"/>
    </style:style>
    <style:style style:name="MT10" style:family="text">
      <style:text-properties fo:font-size="9pt" fo:font-weight="bold" style:font-size-asian="9pt" style:font-weight-asian="bold"/>
    </style:style>
    <style:style style:name="MT1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-0.161cm" svg:width="2.708cm" svg:height="2.462cm" draw:z-index="2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8</text:p>
          <text:p text:style-name="MP6"/>
        </text:section>
        <text:p text:style-name="MP7"><draw:custom-shape text:anchor-type="paragraph" draw:z-index="1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a1" draw:style-name="Mgr2" draw:text-style-name="MP10" svg:width="8.259cm" svg:height="3.504cm" svg:x="9.454cm" svg:y="0.258cm"><text:p text:style-name="MP9"><text:span text:style-name="MT1">TALLER <text:s/>DE FREECAD</text:span></text:p><text:p text:style-name="MP9"><text:span text:style-name="MT1">Tecnológico de Guanajuato</text:span></text:p><text:p text:style-name="MP9"><text:span text:style-name="MT1">Semana tecnológica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1">MANUEL ALEJANDRO ALVAREZ VARGAS</text:p>
          <text:p text:style-name="MP12"><text:span text:style-name="MT2">B</text:span><text:span text:style-name="MT3">ERSERK.DESIGN</text:span></text:p>
          <text:p text:style-name="MP13"><text:span text:style-name="MT4">I</text:span><text:span text:style-name="MT5">ztalapala</text:span></text:p>
          <text:p text:style-name="MP14">CDMX</text:p>
          <text:p text:style-name="MP14"/>
          <text:p text:style-name="MP14">Teléfono: 553535299<text:span text:style-name="MT6">5</text:span></text:p>
          <text:p text:style-name="MP15"><text:span text:style-name="MT7">Email: </text:span><text:a xlink:type="simple" xlink:href="mailto:alejandroalvarez@berserk.design" text:style-name="Internet_20_link" text:visited-style-name="Visited_20_Internet_20_Link"><text:span text:style-name="MT8">alejandroalvarez@berserk.design</text:span></text:a></text:p>
          <text:p text:style-name="MP16"><text:span text:style-name="MT9">Página de internet:</text:span><text:span text:style-name="MT10"> </text:span><text:a xlink:type="simple" xlink:href="http://berserk.design/" text:style-name="Internet_20_link" text:visited-style-name="Visited_20_Internet_20_Link"><text:span text:style-name="MT10">http://berserk.design</text:span></text:a><text:span text:style-name="MT10"> <text:s text:c="92"/></text:span></text:p>
        </text:section>
      </style:header>
      <style:footer>
        <text:p text:style-name="MP17"><text:a xlink:type="simple" xlink:href="http://berserk.design/" text:style-name="Internet_20_link" text:visited-style-name="Visited_20_Internet_20_Link">BERSERK.DESIGN</text:a></text:p>
        <text:p text:style-name="MP18">MAQUINADO DE MOLDES DE ALUMINIO POR CNC / CNC MOLD MACHINING SERVICES FOR THERMOFORMING PROJECTS</text:p>
        <text:p text:style-name="MP18">DISEÑO Y ANIMACIÓN 3D</text:p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8-09-26T11:48:23.914000000</dc:date>
    <meta:editing-duration>PT8H12M33S</meta:editing-duration>
    <meta:editing-cycles>69</meta:editing-cycles>
    <meta:generator>LibreOffice/6.0.6.2$Windows_X86_64 LibreOffice_project/0c292870b25a325b5ed35f6b45599d2ea4458e77</meta:generator>
    <meta:document-statistic meta:table-count="1" meta:image-count="1" meta:object-count="0" meta:page-count="1" meta:paragraph-count="42" meta:word-count="211" meta:character-count="1486" meta:non-whitespace-character-count="1200"/>
  </office:meta>
</office:document-meta>
</file>